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99ff66"/>
      <style:text-properties fo:color="#000000"/>
    </style:style>
    <style:style style:name="ce10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2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DC B</text:p>
          </table:table-cell>
          <table:table-cell/>
          <table:table-cell table:style-name="ce2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2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2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6"/>
          <table:table-cell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2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7"/>
          <table:table-cell table:number-columns-repeated="1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2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7"/>
          <table:table-cell table:number-columns-repeated="16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2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6"/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2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2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 cycles</text:p>
          </table:table-cell>
          <table:table-cell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2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6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2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3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3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2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A → MEM(IO)</text:p>
          </table:table-cell>
          <table:table-cell table:style-name="ce2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6"/>
          <table:table-cell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COUNT_INC</text:p>
          </table:table-cell>
          <table:table-cell table:style-name="ce2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2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2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2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5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2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6"/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2" office:value-type="string" calcext:value-type="string">
            <text:p>3C</text:p>
          </table:table-cell>
          <table:table-cell table:formula="of:=DEC2HEX([.F49];8)" office:value-type="string" office:string-value="000000DC" calcext:value-type="string">
            <text:p>000000DC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220" calcext:value-type="float">
            <text:p>220</text:p>
          </table:table-cell>
          <table:table-cell table:number-columns-repeated="23"/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80000000" calcext:value-type="string">
            <text:p>80000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0:58:03.195537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3-20T11:55:07.953006400</dc:date>
    <meta:editing-duration>PT12H14M43S</meta:editing-duration>
    <meta:editing-cycles>77</meta:editing-cycles>
    <meta:generator>LibreOffice/4.3.3.2$Linux_X86_64 LibreOffice_project/430m0$Build-2</meta:generator>
    <meta:document-statistic meta:table-count="1" meta:cell-count="355" meta:object-count="0"/>
  </office:meta>
</office:document-meta>
</file>